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cfd" officeooo:paragraph-rsid="000bbcf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6.9701in" fo:min-width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8.0953in" fo:min-width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google OAuth2 works</text:p>
      <text:p text:style-name="P1"/>
      <text:p text:style-name="P1"/>
      <text:p text:style-name="P1"><draw:custom-shape text:anchor-type="paragraph" draw:z-index="0" draw:name="Shape1" draw:style-name="gr1" svg:width="0.2087in" svg:height="6.9705in" svg:x="0.0965in" svg:y="0.6693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Shape2" draw:style-name="gr2" draw:text-style-name="P2" svg:width="1.0835in" svg:height="0.3335in" svg:x="0.0445in" svg:y="0.2528in"><draw:text-box><text:p>Client server</text:p></draw:text-box></draw:frame><draw:custom-shape text:anchor-type="paragraph" draw:z-index="2" draw:name="Shape1" draw:style-name="gr3" svg:width="0.2087in" svg:height="8.0953in" svg:x="6.2508in" svg:y="0.689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" draw:name="Shape2" draw:style-name="gr4" draw:text-style-name="P3" svg:width="1.0835in" svg:height="0.1925in" svg:x="5.8465in" svg:y="0.211in"><draw:text-box><text:p><text:span text:style-name="T1">Google server</text:span></text:p></draw:text-box></draw:frame><draw:line text:anchor-type="paragraph" draw:z-index="4" draw:name="Shape3" draw:style-name="gr5" draw:text-style-name="P4" svg:x1="0.5756in" svg:y1="1.0819in" svg:x2="6.0547in" svg:y2="1.0819in"><text:p/></draw:line><draw:frame text:anchor-type="paragraph" draw:z-index="5" draw:name="Shape4" draw:style-name="gr6" draw:text-style-name="P2" svg:width="4.4067in" svg:height="0.3843in" svg:x="0.5965in" svg:y="0.5862in"><draw:text-box><text:p>Send req with client_id + scopes+ redirect url for <text:s/>“Code value”</text:p></draw:text-box></draw:frame><draw:line text:anchor-type="paragraph" draw:z-index="6" draw:name="Shape5" draw:style-name="gr5" draw:text-style-name="P4" svg:x1="5.9508in" svg:y1="2.3571in" svg:x2="0.5756in" svg:y2="2.3571in"><text:p/></draw:line><draw:frame text:anchor-type="paragraph" draw:z-index="7" draw:name="Shape4" draw:style-name="gr7" draw:text-style-name="P5" svg:width="3.6878in" svg:height="0.3441in" svg:x="0.9299in" svg:y="1.9256in"><draw:text-box><text:p text:style-name="P4">Code value to redirected url of client server</text:p></draw:text-box></draw:frame><draw:line text:anchor-type="paragraph" draw:z-index="8" draw:name="Shape6" draw:style-name="gr5" draw:text-style-name="P4" svg:x1="0.6382in" svg:y1="3.6256in" svg:x2="5.9508in" svg:y2="3.6256in"><text:p/></draw:line><draw:frame text:anchor-type="paragraph" draw:z-index="9" draw:name="Shape4" draw:style-name="gr6" draw:text-style-name="P2" svg:width="5.2713in" svg:height="0.3843in" svg:x="0.6382in" svg:y="3.1063in"><draw:text-box><text:p>Send POST req with code +secret + google oauth url+ redirect url <text:s/>for <text:s/>“Access token”</text:p></draw:text-box></draw:frame><draw:line text:anchor-type="paragraph" draw:z-index="10" draw:name="Shape7" draw:style-name="gr5" draw:text-style-name="P4" svg:x1="6.1276in" svg:y1="5.0862in" svg:x2="0.5756in" svg:y2="5.0862in"><text:p/></draw:line><draw:frame text:anchor-type="paragraph" draw:z-index="11" draw:name="Shape4" draw:style-name="gr7" draw:text-style-name="P5" svg:width="3.6878in" svg:height="0.3441in" svg:x="1.4193in" svg:y="4.6173in"><draw:text-box><text:p text:style-name="P4">Access token within response</text:p></draw:text-box></draw:frame><draw:frame text:anchor-type="paragraph" draw:z-index="12" draw:name="Shape8" draw:style-name="gr8" draw:text-style-name="P2" svg:width="2.2087in" svg:height="0.3024in" svg:x="-0.0701in" svg:y="7.8882in"><draw:text-box><text:p>Client create credential for scope</text:p></draw:text-box></draw:frame><draw:line text:anchor-type="paragraph" draw:z-index="13" draw:name="Shape9" draw:style-name="gr5" draw:text-style-name="P4" svg:x1="0.1799in" svg:y1="8.1902in" svg:x2="0.1799in" svg:y2="8.7421in"><text:p/></draw:line><draw:line text:anchor-type="paragraph" draw:z-index="14" draw:name="Shape10" draw:style-name="gr5" draw:text-style-name="P4" svg:x1="0.2634in" svg:y1="8.6902in" svg:x2="6.0134in" svg:y2="8.6902in"><text:p/></draw:line><draw:frame text:anchor-type="paragraph" draw:z-index="15" draw:name="Shape11" draw:style-name="gr9" draw:text-style-name="P5" svg:width="3.5315in" svg:height="0.313in" svg:x="1.2736in" svg:y="8.2839in"><draw:text-box><text:p text:style-name="P4">Sent request to get intended Object for dat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1:06:43.076814508</meta:creation-date>
    <dc:date>2018-10-05T21:26:22.210241098</dc:date>
    <meta:editing-duration>PT7M50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6.0.6.2$Linux_X86_64 LibreOffice_project/00m0$Build-2</meta:generator>
  </office:meta>
</office:document-meta>
</file>